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loext:graphic-properties draw:fill="none"/>
      <style:paragraph-properties fo:margin-left="0.25in" fo:margin-right="0in" fo:margin-top="0in" fo:margin-bottom="0in" loext:contextual-spacing="false" fo:line-height="120%" fo:text-indent="-0.25in" style:auto-text-indent="false" fo:background-color="transparent" style:writing-mode="lr-tb">
        <style:tab-stops>
          <style:tab-stop style:position="0.0571in"/>
        </style:tab-stops>
      </style:paragraph-properties>
      <style:text-properties fo:font-variant="normal" fo:text-transform="none" fo:color="#00000a"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loext:graphic-properties draw:fill="none"/>
      <style:paragraph-properties fo:margin-left="0.25in" fo:margin-right="0in" fo:margin-top="0in" fo:margin-bottom="0in" loext:contextual-spacing="false" fo:line-height="120%" fo:text-indent="-0.25in" style:auto-text-indent="false" fo:background-color="transparent" style:writing-mode="lr-tb">
        <style:tab-stops>
          <style:tab-stop style:position="0.0571in"/>
        </style:tab-stops>
      </style:paragraph-properties>
      <style:text-properties fo:font-variant="normal" fo:text-transform="none" fo:color="#00000a" style:text-line-through-style="none" style:text-line-through-type="none" style:font-name="Arial" fo:font-size="11pt" fo:font-style="normal" style:text-underline-style="none" fo:font-weight="normal" officeooo:paragraph-rsid="001810e6" style:text-blinking="false" fo:background-color="transparent"/>
    </style:style>
    <style:style style:name="P3" style:family="paragraph" style:parent-style-name="Text_20_body">
      <loext:graphic-properties draw:fill="none"/>
      <style:paragraph-properties fo:margin-left="0.25in" fo:margin-right="0in" fo:margin-top="0in" fo:margin-bottom="0in" loext:contextual-spacing="false" fo:line-height="120%" fo:text-align="justify" style:justify-single-word="false" fo:text-indent="-0.25in" style:auto-text-indent="false" fo:background-color="transparent" style:writing-mode="lr-tb">
        <style:tab-stops>
          <style:tab-stop style:position="0.0571in"/>
        </style:tab-stops>
      </style:paragraph-properties>
      <style:text-properties fo:font-variant="normal" fo:text-transform="none" fo:color="#00000a"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loext:graphic-properties draw:fill="none"/>
      <style:paragraph-properties fo:margin-left="0.25in" fo:margin-right="0in" fo:margin-top="0in" fo:margin-bottom="0in" loext:contextual-spacing="false" fo:line-height="120%" fo:text-align="justify" style:justify-single-word="false" fo:text-indent="-0.25in" style:auto-text-indent="false" fo:background-color="transparent" style:writing-mode="lr-tb">
        <style:tab-stops>
          <style:tab-stop style:position="0.0571in"/>
        </style:tab-stops>
      </style:paragraph-properties>
      <style:text-properties fo:font-variant="normal" fo:text-transform="none" fo:color="#00000a" style:text-line-through-style="none" style:text-line-through-type="none" style:font-name="Arial" fo:font-size="11pt" fo:font-style="normal" style:text-underline-style="none" fo:font-weight="normal" officeooo:paragraph-rsid="001810e6" style:text-blinking="false" fo:background-color="transparent"/>
    </style:style>
    <style:style style:name="P5" style:family="paragraph" style:parent-style-name="Text_20_body">
      <loext:graphic-properties draw:fill="none"/>
      <style:paragraph-properties fo:margin-left="0.25in" fo:margin-right="0in" fo:margin-top="0in" fo:margin-bottom="0in" loext:contextual-spacing="false" fo:line-height="120%" fo:text-indent="-0.25in" style:auto-text-indent="false" fo:background-color="transparent" style:writing-mode="lr-tb">
        <style:tab-stops>
          <style:tab-stop style:position="0.0571in"/>
        </style:tab-stops>
      </style:paragraph-properties>
    </style:style>
    <style:style style:name="P6" style:family="paragraph" style:parent-style-name="Text_20_body">
      <loext:graphic-properties draw:fill="none"/>
      <style:paragraph-properties fo:margin-left="0.25in" fo:margin-right="0in" fo:margin-top="0in" fo:margin-bottom="0in" loext:contextual-spacing="false" fo:line-height="120%" fo:text-align="justify" style:justify-single-word="false" fo:text-indent="-0.25in" style:auto-text-indent="false" fo:background-color="transparent" style:writing-mode="lr-tb">
        <style:tab-stops>
          <style:tab-stop style:position="0.0571in"/>
        </style:tab-stops>
      </style:paragraph-properties>
    </style:style>
    <style:style style:name="P7" style:family="paragraph" style:parent-style-name="Standard" style:master-page-name="">
      <loext:graphic-properties draw:fill="none"/>
      <style:paragraph-properties fo:margin-left="0.25in" fo:margin-right="0in" fo:text-indent="-0.25in" style:auto-text-indent="false" style:page-number="auto" fo:background-color="transparent">
        <style:tab-stops>
          <style:tab-stop style:position="0.0571in"/>
        </style:tab-stops>
      </style:paragraph-properties>
    </style:style>
    <style:style style:name="T1"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loext:char-shading-value="0"/>
    </style:style>
    <style:style style:name="T2" style:family="text">
      <style:text-properties fo:font-variant="normal" fo:text-transform="none" fo:color="#222222" style:text-line-through-style="none" style:text-line-through-type="none" style:font-name="Arial" fo:font-size="11pt" fo:font-style="italic" style:text-underline-style="none" fo:font-weight="normal" style:text-blinking="false" fo:background-color="#ffffff" loext:char-shading-value="0"/>
    </style:style>
    <style:style style:name="T3" style:family="text">
      <style:text-properties fo:font-variant="normal" fo:text-transform="none" fo:color="#222222"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5" style:family="text">
      <style:text-properties fo:font-variant="normal" fo:text-transform="none" fo:color="#00000a"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a" style:text-line-through-style="none" style:text-line-through-type="none" style:font-name="Arial" fo:font-size="11pt" fo:font-style="italic" style:text-underline-style="none" fo:font-weight="normal" style:text-blinking="false" fo:background-color="transparent" loext:char-shading-value="0"/>
    </style:style>
    <style:style style:name="T7" style:family="text">
      <style:text-properties fo:font-variant="normal" fo:text-transform="none" fo:color="#00000a"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111111"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111111" style:text-line-through-style="none" style:text-line-through-type="none" style:text-underline-style="none" style:text-blinking="false" fo:background-color="transparent" loext:char-shading-value="0"/>
    </style:style>
    <style:style style:name="T10" style:family="text">
      <style:text-properties officeooo:rsid="001810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text:span text:style-name="T10">0</text:span>1] Lu, Y. X. and Chen, Y. Foundation of the Humachine System (in Chinese). Chin. J. Mech. Eng., 1994, 30(6), 1–9. </text:p>
      <text:p text:style-name="P1">[<text:span text:style-name="T10">0</text:span>2] Yang, C. J., Chen,Y., and Lu,Y. X. Study on the humachine intelligent system and its application (in Chinese). Chin. J. Mech. Eng., 2000, 36(6), 42–47. </text:p>
      <text:p text:style-name="P1">[<text:span text:style-name="T10">0</text:span>3] Yang, C. J. Study on the theory of humachine intelligent system and its application. PhD Thesis, Zhejiang University, Hangzhou, 1997. </text:p>
      <text:p text:style-name="P1">[<text:span text:style-name="T10">0</text:span>4] Li, X. M. Teleoperation of internet based robot using a human arm exoskeleton. PhD Thesis, Zhejiang University, Hangzhou, 2004. </text:p>
      <text:p text:style-name="P1">[<text:span text:style-name="T10">0</text:span>5] Brooks, R. A (1990). Elephants don’t play chess. Robotic and Autonomous Systems, 6, 3-15.</text:p>
      <text:p text:style-name="P1">[<text:span text:style-name="T10">0</text:span>6] Dreyfus, H. L. What computers can’t do? the limitation of artificial intelligence, 1979 (Harper &amp; Row, HarperCollins, New York). </text:p>
      <text:p text:style-name="P1">[<text:span text:style-name="T10">0</text:span>7] https://www.maxonmotor.es/maxon/view/application/ Exoesqueleto-robotico-para-una- mejor-calidad-de-vida.</text:p>
      <text:p text:style-name="P1">[<text:span text:style-name="T10">0</text:span>8] Repperger, D. W., Remis, S. J., and Merrill, G. Performance measures of teleoperation using an exoskeleton device. In Proceedings of the IEEE International Conference on Robotics and Automation, Nice, France, 1990, vol. 27, pp. 552–557. </text:p>
      <text:p text:style-name="P2">[<text:span text:style-name="T10">0</text:span>9] Jau, B. M. Anthropomorphic exoskeleton dual arm/hand telerobot controller. In Proceedings of the IEEE Workshop on Intelligent Robots and systems, Tokyo, Japan, 1988, pp. 715–718.</text:p>
      <text:p text:style-name="P1">[10] Sala, R., Milanesi, S., and Rovett, A. Measurement of single phalanges positioin: a new fast and accurate solution. In Proceedings of the 20th International Conference on Industrial Electronics, Control and Instrumentation, Bologna, Italy, 1994, vol. 2, pp. 942–945. </text:p>
      <text:p text:style-name="P1">[11] Wright, A. K. and Stanisic, M. M. Kinematic mapping between the EXOS handmaster exoskeleton and the Utah/MiT dextrous hand. In Proceedings of the IEEE International Conference on System Engineering, Pittsburgh, PA, USA, 1990, pp. 101–104. </text:p>
      <text:p text:style-name="P1">[12] Giuffrida, F., Piaggio, M., and Guerrasio, C. G-EXO, a modular exoskeleton as multi purpose multi media interface. In Proceedings of the IEEE International Workshop on Robot and Human Communication, Tsukuba, Japan, 1996, pp. 213–216. </text:p>
      <text:p text:style-name="P1">[13] Brown, P., Jones, D., Singh, S. K., and Rosen, J. M. The exoskeleton glove for control of paralyzed hands. In Proceedings of the IEEE International Conference on Robotics and Automation, Atlanta, GA, USA, 1993, vol. 1, pp. 642–647. </text:p>
      <text:p text:style-name="P1">[14] Lee, S., Agah, A., and Bekey, G. IROS: an intelligent rehabilitative orthotic system for cerebrovascular accident. In Proceedings of the IEEE International Conference on Systems, Man and Cybernetics, Los Angeles, CA, USA, 1990, pp. 815–819. </text:p>
      <text:p text:style-name="P1">[15] Turner, M. L., Findley, R. P., Griffin, W. B., Cutkosky, M.R., and Gomez, D. H. Development and testing of a telemanipulation system with arm and hand motion. In Proceedings of the ASME Dynamic Systems and Control Division, Orlando, FL, 2000, pp. 1057–1063. </text:p>
      <text:p text:style-name="P1">[16] Kim, Y. S., Lee, J., Lee, S., and Kim, M. A force reflected exoskeleton-type masterarm for human–robot interaction. IEEE Trans. Syst. Man Cybern. A, Syst. Humans, 2005, 35(2), 198–212. </text:p>
      <text:p text:style-name="P4">[17] Bouzit, M., Burdea, G., Popescu, G., and Boian, R. The Rutgers Master II-new design force-feedback glove. IEEE/ASME Trans. Mechatronics, 2002, 7(2), 256–263. <text:s/></text:p>
      <text:p text:style-name="P1">[18] A. T. Asbeck, S. De Rossi, I. Galiana, Y. Ding, and C. J. Walsh, “Stronger, Smarter, Softer: Next-Generation Wearable Robots,” IEEE Robotics &amp; Automation Magazine, vol. 21, no. 4, pp. 22-33, 2014. </text:p>
      <text:p text:style-name="P1">[19] P. Malcolm, et al., “Varying negative work assistance at the ankle with a soft exosuit during loaded walking,” Journal of NeuroEngineering and Rehabilitation, vol. 14, no. 1, pp. 62, 2017. </text:p>
      <text:p text:style-name="P1">[20] P. Malcolm, et al., “Continuous sweep versus discrete step protocols for studying effects of <text:soft-page-break/>wearable robot assistance magnitude,” Journal of NeuroEngineering and Rehabilitation, vol. 14, no. 1, pp. 72, 2017. </text:p>
      <text:p text:style-name="P1">[21] G. Lee, et al., “Reducing the metabolic cost of running with a tethered soft exosuit,” Science Robotics, vol. 2, no. 6, pp. eaan6708, 2017. </text:p>
      <text:p text:style-name="P1">[22] B. T. Quinlivan, et al., “Assistance magnitude versus metabolic cost reductions for a tethered multiarticular soft exosuit,” Science Robotics, vol. 2, no. 2, pp. Eaah4416, 2017.</text:p>
      <text:p text:style-name="P5"><text:span text:style-name="T5">[23] Dhindsa, I. S., Agarwal, R., &amp; Ryait, H. S. (2016). JOINT ANGLE PREDICTION FROM EMG SIGNALS FOR LOWER LIMB EXOSKELETON. In </text:span><text:span text:style-name="T6">Информационные технологии и нанотехнологии (ИТНТ-2016)</text:span><text:span text:style-name="T7"> </text:span><text:span text:style-name="T5">(pp. 56-61).</text:span></text:p>
      <text:p text:style-name="P2">[24] Yang, C. J., Niu, B., and Chen, Y. Adaptive neuro-fuzzy control based development of a wearable exoskeleton leg for human walking power augmentation. In Proceedings of the IEEE/ASME International Conference on Advanced Intelligent Mechatronics, United States, 2005, pp. 467–472.</text:p>
      <text:p text:style-name="P1">[25] Colombo, G., Joerg, G., Schreier, R., and Dietz, V. Tread mill training of paraplegic patients using a robotic orthosis. J. Rehabil. Res. Dev., 2000, 37, 693–700. </text:p>
      <text:p text:style-name="P1">[26] Riener, R., Luenenburger, L., Jezernik, S., Anderschitz, M., Columbo, G., and Dietz, V. Patient coorperative strategies for robot-aided treadmill training: first experimental results. IEEE Trans. Neural Syst. Rehabil. Eng., 2005, 13(3), 380–394. </text:p>
      <text:p text:style-name="P1">[27] Riener, R. Control of robots for rehabilitation, 2005, pp. 33–36 (EUROCON, Belgrade, Serbia &amp; Montenegro). </text:p>
      <text:p text:style-name="P1">[28] Schmidt, H., Piorko, F., Bernhardt, R., Kruger, J., and Hesse, S. Synthesis of perturbations for gait rehabilitation robots. In Proceedings of the IEEE 9th International Conference on Rehabilitation Robotics, Chicago, IL, USA, 2005, pp. 74–77.</text:p>
      <text:p text:style-name="P1">[29] Chapero R., Iáñez E., Rodríguez-Ugarte M., Ortiz M., Azorín J.M. (2017) Using EEG Signals to Detect Different Surfaces While Walking. In: Ferrández Vicente J., Álvarez-Sánchez J., de la Paz López F., Toledo Moreo J., Adeli H. (eds) Biomedical Applications Based on Natural and Artificial Computing. IWINAC 2017. Lecture Notes in Computer Science, vol 10338. Springer.</text:p>
      <text:p text:style-name="P5"><text:span text:style-name="T5">[30] Velasco-Álvarez, F., Fernández-Rodríguez, A., &amp; Ron-Angevin, R. (2017). Switch mode to control a wheelchair through EEG signals. In </text:span><text:span text:style-name="T6">Converging Clinical and Engineering Research on Neurorehabilitation II</text:span><text:span text:style-name="T7"> </text:span><text:span text:style-name="T5">(pp. 801-805). Springer International Publishing.</text:span></text:p>
      <text:p text:style-name="P5"><text:span text:style-name="T5">[31]Rodríguez-Ugarte, M., Costa, Á., Iáñez, E., Úbeda, A., &amp; Azorín, J. M. (2017). Pseudo-online detection of intention of pedaling start cycle through EEG signals. In </text:span><text:span text:style-name="T6">Converging Clinical and Engineering Research on Neurorehabilitation II</text:span><text:span text:style-name="T7"> </text:span><text:span text:style-name="T5">(pp. 1103-1107). Springer International Publishing.</text:span></text:p>
      <text:p text:style-name="P5"><text:span text:style-name="T5">[32] Zervudachi, A., Sanchez, E., &amp; Carlson, T. (2017). Preliminary EEG characterisation of intention to stand and walk for exoskeleton applications. In </text:span><text:span text:style-name="T6">Converging Clinical and Engineering Research on Neurorehabilitation II</text:span><text:span text:style-name="T7"> </text:span><text:span text:style-name="T5">(pp. 1133-1137). Springer International Publishing.</text:span></text:p>
      <text:p text:style-name="P5"><text:span text:style-name="T5">[33] Iáñez, E., Costa, Á., Úbeda, A., Hortal, E., Rodríguez-Ugarte, M., &amp; Azorín, J. M. (2017). Evaluating Cognitive Mechanisms During Walking from EEG Signals. In </text:span><text:span text:style-name="T6">Converging Clinical and Engineering Research on Neurorehabilitation II</text:span><text:span text:style-name="T7"> </text:span><text:span text:style-name="T5">(pp. 1463-1467). Springer International Publishing.</text:span></text:p>
      <text:p text:style-name="P5"><text:span text:style-name="T5">[34] Sarasola-Sanz, A., López-Larraz, E., Irastorza-Landa, N., Klein, J., Valencia, D., Belloso, A., ... &amp; Ramos-Murguialday, A. (2017). An EEG-Based Brain-Machine Interface to Control a 7-Degrees of Freedom Exoskeleton for Stroke Rehabilitation. In </text:span><text:span text:style-name="T6">Converging Clinical and Engineering Research on Neurorehabilitation II</text:span><text:span text:style-name="T7"> </text:span><text:span text:style-name="T5">(pp. 1127-1131). Springer International Publishing.</text:span></text:p>
      <text:p text:style-name="P6"><text:soft-page-break/><text:span text:style-name="T1">[35] Campiglio, G., Mazzeo, J., &amp; Rodriguez, S. (2013). A wireless goniometry system. In </text:span><text:span text:style-name="T2">Journal of Physics: Conference Series</text:span><text:span text:style-name="T4"> </text:span><text:span text:style-name="T1">(Vol. 477, No. 1, p. 012008). IOP Publishing.</text:span></text:p>
      <text:p text:style-name="P6"><text:span text:style-name="T5">[36] </text:span><text:span text:style-name="T8">S. E. LEW, N. CAMPORA, S. KOCHEN, The phase of Delta waves locks</text:span><text:span text:style-name="T9"> </text:span><text:span text:style-name="T8">Gamma amplitudes at the beginning of an epileptic crisis. Program</text:span><text:span text:style-name="T9"> </text:span><text:span text:style-name="T8">No.453.29/O13. 2012 Neuroscience Meeting Planner. New Orleans, LA:</text:span><text:span text:style-name="T9"> </text:span><text:span text:style-name="T8">Society for Neuroscience, 2012. Online.</text:span></text:p>
      <text:p text:style-name="P6"><text:span text:style-name="T5">[37] L.A. Riquelme, M.G. Murer, S.B.Zanutto. Evaluation of a neural network classifier de topography EEG data in some psychiatric disorder. Fourth International symposium of the ISBET (International Society for Brain Electromagnetic Topography). ISBET'93. La Habana, Cuba. July, 20-23, 1993.</text:span></text:p>
      <text:p text:style-name="P6"><text:span text:style-name="T1">[38] </text:span><text:span text:style-name="T5">L.A. Riquelme, B.S. Zanutto, M.G. Murer, R.J. Lombardo. Classification of quantitative EEG data by an artificial neural network: A preliminary study. </text:span><text:span text:style-name="T6">Neuropsychobiology</text:span><text:span text:style-name="T5">, 33:106-112, 1996.</text:span><text:span text:style-name="T7"> </text:span></text:p>
      <text:p text:style-name="P3">[39] Tabullo, A.; Sevilla, Y.; Pasqualetti, G.; Yorio, A.; Zanutto, B. S.; Wainselboim, A. J. “A P600 component in an artificial grammar without semantics: an EEG study of structural violation type”. 29th International Congress of Clinical Neurophysiology. 28 de Octubre al 1 de Noviembre de 2010. Kobe, Japón. Póster.</text:p>
      <text:p text:style-name="P6"><text:span text:style-name="T1">[40] Moon, S. K., Tan, Y. E., Hwang, J., &amp; Yoon, Y. J. (2014). Application of 3D printing technology for designing light-weight unmanned aerial vehicle wing structures. </text:span><text:span text:style-name="T3">International Journal of Precision Engineering and Manufacturing-Green Technology</text:span><text:span text:style-name="T1">, </text:span><text:span text:style-name="T3">1</text:span><text:span text:style-name="T1">(3), 223-228.</text:span></text:p>
      <text:p text:style-name="P1"><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ibm </meta:initial-creator>
    <meta:creation-date>2017-07-18T22:05:58.209283300</meta:creation-date>
    <dc:date>2017-07-19T16:28:56.059323209</dc:date>
    <dc:creator>iibm </dc:creator>
    <meta:editing-duration>PT17H52M36S</meta:editing-duration>
    <meta:editing-cycles>1</meta:editing-cycles>
    <meta:document-statistic meta:table-count="0" meta:image-count="0" meta:object-count="0" meta:page-count="3" meta:paragraph-count="41" meta:word-count="1275" meta:character-count="8691" meta:non-whitespace-character-count="7450"/>
    <meta:generator>LibreOffice/5.0.3.2$Linux_X86_64 LibreOffice_project/00m0$Build-2</meta:generator>
  </office:meta>
</office:document-meta>
</file>